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904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group_id</text:p>
          </table:table-cell>
          <table:table-cell office:value-type="string">
            <text:p>group_nam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Innere Verwaltung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icherheit und Ordnung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chulträgeraufgaben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Kultur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oziale Hilfen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Kinder-, Jugend- und Familienhilfe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Gesundheitsdienste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Sportförderung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äumliche Planung und Entwicklung, Geoinformation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Bauen und Wohnen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Ver- und Entsorgung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Verkehrsflächen und -anlagen, ÖPNV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Natur- und Landschaftspflege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Umweltschutz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Wirtschaft und Tourismus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Allgemeine Finanzwirtschaft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2.10.2011</text:date>, <text:time>12:20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nesto Ruge</meta:initial-creator>
    <meta:creation-date>2011-10-12T12:15:14</meta:creation-date>
    <dc:date>2011-10-12T12:20:39</dc:date>
    <dc:creator>Ernesto Ruge</dc:creator>
    <meta:editing-duration>PT5M26S</meta:editing-duration>
    <meta:editing-cycles>1</meta:editing-cycles>
    <meta:document-statistic meta:table-count="3" meta:cell-count="34" meta:object-count="0"/>
    <meta:generator>OpenOffice.org/3.3$Unix OpenOffice.org_project/330m20$Build-9567</meta:generator>
  </office:meta>
</office:document-meta>
</file>